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sledek</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ou se možnosti nastavení</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 + klepnout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další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 + ⌘ + <text:span text:style-name="LOKeystroke">F5</text:span></text:p>
          </table:table-cell>
          <table:table-cell table:style-name="Table1.A2" office:value-type="string">
            <text:p text:style-name="P22">Otevře s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 + <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ep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Tlačítko v tomto poli se nemění, pokud však nad něj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sledek</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 + 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 + Shift + 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ep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 + 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 + 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 + 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 + 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ep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 + Shift + mezerník</text:span>,  čímž vložíme nezlomitelnou mezeru.</text:p>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 + 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a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a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 + 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 + 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automaticky zobrazovat čísla stránek:</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Stiskneme tlačítko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ěkteré změny se ne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programu Writer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Chceme-li prohlížet informace v databázi nebo ze zdroje dat. Například knihovník může takto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